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Integration Sendgrid Service<text:s/></text:span><text:span text:style-name="T2"><text:s/></text:span><text:span text:style-name="T3">Program:</text:span><text:span text:style-name="T4"><text:s text:c="2"/></text:span></text:p>
      <text:p text:style-name="P1"><text:span text:style-name="T4"/></text:p>
      <text:p text:style-name="P1"><text:span text:style-name="T5">import os</text:span></text:p>
      <text:p text:style-name="P1"><text:span text:style-name="T5">from sendgrid import SendGridAPIClient</text:span></text:p>
      <text:p text:style-name="P1"><text:span text:style-name="T5">from sendgrid.helpers.mail import Mail</text:span></text:p>
      <text:p text:style-name="P1"><text:span text:style-name="T5"># from_address we pass to our Mail object, edit with your name</text:span></text:p>
      <text:p text:style-name="P1"><text:span text:style-name="T5">FROM_EMAIL = 'Your_Name@SendGridTest.com'</text:span></text:p>
      <text:p text:style-name="P1"><text:span text:style-name="T5">def SendEmail(to_email):</text:span></text:p>
      <text:p text:style-name="P1"><text:span text:style-name="T5"><text:s text:c="4"/>""" Send an email to the provided email addresses</text:span></text:p>
      <text:p text:style-name="P1"><text:span text:style-name="T5"><text:s text:c="5"/>:param to_email = email to be sent to</text:span></text:p>
      <text:p text:style-name="P1"><text:span text:style-name="T5"><text:s text:c="4"/>:returns API response code</text:span></text:p>
      <text:p text:style-name="P1"><text:span text:style-name="T5"><text:s text:c="4"/>:raises Exception e: raises an exception """</text:span></text:p>
      <text:p text:style-name="P1"><text:span text:style-name="T5"><text:s text:c="4"/>message = Mail(</text:span></text:p>
      <text:p text:style-name="P1"><text:span text:style-name="T5"><text:s text:c="8"/>from_email=FROM_EMAIL,</text:span></text:p>
      <text:p text:style-name="P1"><text:span text:style-name="T5"><text:s text:c="8"/>to_emails=to_email,</text:span></text:p>
      <text:p text:style-name="P1"><text:span text:style-name="T5"><text:s text:c="8"/>subject='A Test from SendGrid!',</text:span></text:p>
      <text:p text:style-name="P1"><text:span text:style-name="T5"><text:s text:c="8"/>html_content='&lt;strong&gt;Hello there from SendGrid your URL is: ' +</text:span></text:p>
      <text:p text:style-name="P1"><text:span text:style-name="T5"><text:s text:c="8"/>'&lt;a href=''https://github.com/cyberjive''&gt;right here!&lt;/a&gt;&lt;/strong&gt;')</text:span></text:p>
      <text:p text:style-name="P1"><text:span text:style-name="T5"><text:s text:c="4"/>try:</text:span></text:p>
      <text:p text:style-name="P1"><text:span text:style-name="T5"><text:s text:c="8"/>sg = SendGridAPIClient(os.environ.get('SENDGRID_API_KEY'))</text:span></text:p>
      <text:p text:style-name="P1"><text:span text:style-name="T5"><text:s text:c="8"/>response = sg.send(message)</text:span></text:p>
      <text:p text:style-name="P1"><text:span text:style-name="T5"><text:s text:c="8"/>code, body, headers = response.status_code, response.body, response.headers</text:span></text:p>
      <text:p text:style-name="P1"><text:span text:style-name="T5"><text:s text:c="8"/>print(f"Response Code: {code} ")</text:span></text:p>
      <text:p text:style-name="P1"><text:span text:style-name="T5"><text:s text:c="8"/>print(f"Response Body: {body} ")</text:span></text:p>
      <text:p text:style-name="P1"><text:span text:style-name="T5"><text:s text:c="8"/>print(f"Response Headers: {headers} ")</text:span></text:p>
      <text:p text:style-name="P1"><text:span text:style-name="T5"><text:s text:c="8"/>print("Message Sent!")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 text:c="4"/>except Exception as e:</text:span></text:p>
      <text:p text:style-name="P1"><text:span text:style-name="T5"><text:s text:c="8"/>print("Error: {0}".format(e))</text:span></text:p>
      <text:p text:style-name="P1"><text:span text:style-name="T5"><text:s text:c="4"/>return str(response.status_code)</text:span></text:p>
      <text:p text:style-name="P1"><text:span text:style-name="T5"/></text:p>
      <text:p text:style-name="P1"><text:span text:style-name="T5">if _name_ == "_main_":</text:span></text:p>
      <text:p text:style-name="P1"><text:span text:style-name="T5"><text:s text:c="4"/>SendEmail(to_email=input("Email address to send to? ")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